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3"/>
        <table:table-column table:style-name="co1" table:default-cell-style-name="ce4"/>
        <table:table-column table:style-name="co1" table:default-cell-style-name="ce6"/>
        <table:table-column table:style-name="co1" table:number-columns-repeated="7" table:default-cell-style-name="Default"/>
        <table:table-row table:style-name="ro1" table:number-rows-repeated="4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Kfold 10 with sapiens dataset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Kfold 10 with elegans dataset</text:p>
          </table:table-cell>
          <table:covered-table-cell table:number-columns-repeated="5"/>
        </table:table-row>
        <table:table-row table:style-name="ro2">
          <table:table-cell table:style-name="ce2" office:value-type="string" calcext:value-type="string">
            <text:p>K </text:p>
          </table:table-cell>
          <table:table-cell table:style-name="ce2" office:value-type="string" calcext:value-type="string">
            <text:p>Training size</text:p>
          </table:table-cell>
          <table:table-cell table:style-name="ce2" office:value-type="string" calcext:value-type="string">
            <text:p>test size</text:p>
          </table:table-cell>
          <table:table-cell table:style-name="ce2" office:value-type="string" calcext:value-type="string">
            <text:p>Final tr size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K </text:p>
          </table:table-cell>
          <table:table-cell table:style-name="ce2" office:value-type="string" calcext:value-type="string">
            <text:p>Training size</text:p>
          </table:table-cell>
          <table:table-cell table:style-name="ce2" office:value-type="string" calcext:value-type="string">
            <text:p>test size</text:p>
          </table:table-cell>
          <table:table-cell table:style-name="ce2" office:value-type="string" calcext:value-type="string">
            <text:p>Final tr size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46" calcext:value-type="float">
            <text:p>2046</text:p>
          </table:table-cell>
          <table:table-cell office:value-type="float" office:value="227" calcext:value-type="float">
            <text:p>227</text:p>
          </table:table-cell>
          <table:table-cell office:value-type="float" office:value="2194" calcext:value-type="float">
            <text:p>2194</text:p>
          </table:table-cell>
          <table:table-cell table:formula="of:=(([.B7]+[.C7]-[.D7])/[.C7])*100" office:value-type="float" office:value="34.8017621145374" calcext:value-type="float">
            <text:p>34.8017621145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311" calcext:value-type="float">
            <text:p>231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452" calcext:value-type="float">
            <text:p>2452</text:p>
          </table:table-cell>
          <table:table-cell table:style-name="ce8" table:formula="of:=(([.I7]+[.J7]-[.K7])/[.J7])*100" office:value-type="float" office:value="44.921875" calcext:value-type="float">
            <text:p>44.921875</text:p>
          </table:table-cell>
          <table:table-cell table:style-name="ce9" office:value-type="float" office:value="597" calcext:value-type="float">
            <text:p>59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045" calcext:value-type="float">
            <text:p>2045</text:p>
          </table:table-cell>
          <table:table-cell office:value-type="float" office:value="228" calcext:value-type="float">
            <text:p>228</text:p>
          </table:table-cell>
          <table:table-cell office:value-type="float" office:value="2184" calcext:value-type="float">
            <text:p>2184</text:p>
          </table:table-cell>
          <table:table-cell table:formula="of:=(([.B8]+[.C8]-[.D8])/[.C8])*100" office:value-type="float" office:value="39.0350877192982" calcext:value-type="float">
            <text:p>39.0350877193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66" calcext:value-type="float">
            <text:p>2466</text:p>
          </table:table-cell>
          <table:table-cell table:style-name="ce8" table:formula="of:=(([.I8]+[.J8]-[.K8])/[.J8])*100" office:value-type="float" office:value="39.2996108949416" calcext:value-type="float">
            <text:p>39.2996108949</text:p>
          </table:table-cell>
          <table:table-cell table:style-name="ce9" office:value-type="float" office:value="655" calcext:value-type="float">
            <text:p>65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45" calcext:value-type="float">
            <text:p>2045</text:p>
          </table:table-cell>
          <table:table-cell office:value-type="float" office:value="228" calcext:value-type="float">
            <text:p>228</text:p>
          </table:table-cell>
          <table:table-cell office:value-type="float" office:value="2173" calcext:value-type="float">
            <text:p>2173</text:p>
          </table:table-cell>
          <table:table-cell table:formula="of:=(([.B9]+[.C9]-[.D9])/[.C9])*100" office:value-type="float" office:value="43.859649122807" calcext:value-type="float">
            <text:p>43.8596491228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74" calcext:value-type="float">
            <text:p>2474</text:p>
          </table:table-cell>
          <table:table-cell table:style-name="ce8" table:formula="of:=(([.I9]+[.J9]-[.K9])/[.J9])*100" office:value-type="float" office:value="36.1867704280156" calcext:value-type="float">
            <text:p>36.186770428</text:p>
          </table:table-cell>
          <table:table-cell table:style-name="ce9" office:value-type="float" office:value="636" calcext:value-type="float">
            <text:p>63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045" calcext:value-type="float">
            <text:p>2045</text:p>
          </table:table-cell>
          <table:table-cell office:value-type="float" office:value="228" calcext:value-type="float">
            <text:p>228</text:p>
          </table:table-cell>
          <table:table-cell office:value-type="float" office:value="2179" calcext:value-type="float">
            <text:p>2179</text:p>
          </table:table-cell>
          <table:table-cell table:formula="of:=(([.B10]+[.C10]-[.D10])/[.C10])*100" office:value-type="float" office:value="41.2280701754386" calcext:value-type="float">
            <text:p>41.2280701754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63" calcext:value-type="float">
            <text:p>2463</text:p>
          </table:table-cell>
          <table:table-cell table:style-name="ce8" table:formula="of:=(([.I10]+[.J10]-[.K10])/[.J10])*100" office:value-type="float" office:value="40.4669260700389" calcext:value-type="float">
            <text:p>40.46692607</text:p>
          </table:table-cell>
          <table:table-cell table:style-name="ce9" office:value-type="float" office:value="581" calcext:value-type="float">
            <text:p>58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46" calcext:value-type="float">
            <text:p>2046</text:p>
          </table:table-cell>
          <table:table-cell office:value-type="float" office:value="227" calcext:value-type="float">
            <text:p>227</text:p>
          </table:table-cell>
          <table:table-cell office:value-type="float" office:value="2182" calcext:value-type="float">
            <text:p>2182</text:p>
          </table:table-cell>
          <table:table-cell table:formula="of:=(([.B11]+[.C11]-[.D11])/[.C11])*100" office:value-type="float" office:value="40.0881057268723" calcext:value-type="float">
            <text:p>40.0881057269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80" calcext:value-type="float">
            <text:p>2480</text:p>
          </table:table-cell>
          <table:table-cell table:style-name="ce8" table:formula="of:=(([.I11]+[.J11]-[.K11])/[.J11])*100" office:value-type="float" office:value="33.852140077821" calcext:value-type="float">
            <text:p>33.8521400778</text:p>
          </table:table-cell>
          <table:table-cell table:style-name="ce9" office:value-type="float" office:value="643" calcext:value-type="float">
            <text:p>64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46" calcext:value-type="float">
            <text:p>2046</text:p>
          </table:table-cell>
          <table:table-cell office:value-type="float" office:value="227" calcext:value-type="float">
            <text:p>227</text:p>
          </table:table-cell>
          <table:table-cell office:value-type="float" office:value="2198" calcext:value-type="float">
            <text:p>2198</text:p>
          </table:table-cell>
          <table:table-cell table:formula="of:=(([.B12]+[.C12]-[.D12])/[.C12])*100" office:value-type="float" office:value="33.0396475770925" calcext:value-type="float">
            <text:p>33.0396475771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73" calcext:value-type="float">
            <text:p>2473</text:p>
          </table:table-cell>
          <table:table-cell table:style-name="ce8" table:formula="of:=(([.I12]+[.J12]-[.K12])/[.J12])*100" office:value-type="float" office:value="36.5758754863813" calcext:value-type="float">
            <text:p>36.5758754864</text:p>
          </table:table-cell>
          <table:table-cell table:style-name="ce9" office:value-type="float" office:value="611" calcext:value-type="float">
            <text:p>61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46" calcext:value-type="float">
            <text:p>2046</text:p>
          </table:table-cell>
          <table:table-cell office:value-type="float" office:value="227" calcext:value-type="float">
            <text:p>227</text:p>
          </table:table-cell>
          <table:table-cell office:value-type="float" office:value="2193" calcext:value-type="float">
            <text:p>2193</text:p>
          </table:table-cell>
          <table:table-cell table:formula="of:=(([.B13]+[.C13]-[.D13])/[.C13])*100" office:value-type="float" office:value="35.2422907488987" calcext:value-type="float">
            <text:p>35.2422907489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77" calcext:value-type="float">
            <text:p>2477</text:p>
          </table:table-cell>
          <table:table-cell table:style-name="ce8" table:formula="of:=(([.I13]+[.J13]-[.K13])/[.J13])*100" office:value-type="float" office:value="35.0194552529183" calcext:value-type="float">
            <text:p>35.0194552529</text:p>
          </table:table-cell>
          <table:table-cell table:style-name="ce9" office:value-type="float" office:value="636" calcext:value-type="float">
            <text:p>63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46" calcext:value-type="float">
            <text:p>2046</text:p>
          </table:table-cell>
          <table:table-cell office:value-type="float" office:value="227" calcext:value-type="float">
            <text:p>227</text:p>
          </table:table-cell>
          <table:table-cell office:value-type="float" office:value="2194" calcext:value-type="float">
            <text:p>2194</text:p>
          </table:table-cell>
          <table:table-cell table:formula="of:=(([.B14]+[.C14]-[.D14])/[.C14])*100" office:value-type="float" office:value="34.8017621145374" calcext:value-type="float">
            <text:p>34.8017621145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456" calcext:value-type="float">
            <text:p>2456</text:p>
          </table:table-cell>
          <table:table-cell table:style-name="ce8" table:formula="of:=(([.I14]+[.J14]-[.K14])/[.J14])*100" office:value-type="float" office:value="43.1906614785992" calcext:value-type="float">
            <text:p>43.1906614786</text:p>
          </table:table-cell>
          <table:table-cell table:style-name="ce9" office:value-type="float" office:value="540" calcext:value-type="float">
            <text:p>54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046" calcext:value-type="float">
            <text:p>2046</text:p>
          </table:table-cell>
          <table:table-cell office:value-type="float" office:value="227" calcext:value-type="float">
            <text:p>227</text:p>
          </table:table-cell>
          <table:table-cell office:value-type="float" office:value="2182" calcext:value-type="float">
            <text:p>2182</text:p>
          </table:table-cell>
          <table:table-cell table:formula="of:=(([.B15]+[.C15]-[.D15])/[.C15])*100" office:value-type="float" office:value="40.0881057268723" calcext:value-type="float">
            <text:p>40.0881057269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2311" calcext:value-type="float">
            <text:p>231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468" calcext:value-type="float">
            <text:p>2468</text:p>
          </table:table-cell>
          <table:table-cell table:style-name="ce8" table:formula="of:=(([.I15]+[.J15]-[.K15])/[.J15])*100" office:value-type="float" office:value="38.671875" calcext:value-type="float">
            <text:p>38.671875</text:p>
          </table:table-cell>
          <table:table-cell table:style-name="ce9" office:value-type="float" office:value="583" calcext:value-type="float">
            <text:p>58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046" calcext:value-type="float">
            <text:p>2046</text:p>
          </table:table-cell>
          <table:table-cell office:value-type="float" office:value="227" calcext:value-type="float">
            <text:p>227</text:p>
          </table:table-cell>
          <table:table-cell office:value-type="float" office:value="2204" calcext:value-type="float">
            <text:p>2204</text:p>
          </table:table-cell>
          <table:table-cell table:formula="of:=(([.B16]+[.C16]-[.D16])/[.C16])*100" office:value-type="float" office:value="30.3964757709251" calcext:value-type="float">
            <text:p>30.3964757709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11" calcext:value-type="float">
            <text:p>231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459" calcext:value-type="float">
            <text:p>2459</text:p>
          </table:table-cell>
          <table:table-cell table:style-name="ce8" table:formula="of:=(([.I16]+[.J16]-[.K16])/[.J16])*100" office:value-type="float" office:value="42.1875" calcext:value-type="float">
            <text:p>42.1875</text:p>
          </table:table-cell>
          <table:table-cell table:style-name="ce9" office:value-type="float" office:value="566" calcext:value-type="float">
            <text:p>566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Kfold 10 with melanogaster dataset</text:p>
          </table:table-cell>
          <table:covered-table-cell table:number-columns-repeated="5"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K </text:p>
          </table:table-cell>
          <table:table-cell table:style-name="ce2" office:value-type="string" calcext:value-type="string">
            <text:p>Training size</text:p>
          </table:table-cell>
          <table:table-cell table:style-name="ce2" office:value-type="string" calcext:value-type="string">
            <text:p>test size</text:p>
          </table:table-cell>
          <table:table-cell table:style-name="ce2" office:value-type="string" calcext:value-type="string">
            <text:p>Final tr size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781" calcext:value-type="float">
            <text:p>2781</text:p>
          </table:table-cell>
          <table:table-cell table:style-name="ce5" table:formula="of:=(([.B21]+[.C21]-[.D21])/[.C21])*100" office:value-type="float" office:value="41.0344827586207" calcext:value-type="float">
            <text:p>41.0344827586</text:p>
          </table:table-cell>
          <table:table-cell table:style-name="ce7" office:value-type="float" office:value="858" calcext:value-type="float">
            <text:p>858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769" calcext:value-type="float">
            <text:p>2769</text:p>
          </table:table-cell>
          <table:table-cell table:style-name="ce5" table:formula="of:=(([.B22]+[.C22]-[.D22])/[.C22])*100" office:value-type="float" office:value="45.1724137931035" calcext:value-type="float">
            <text:p>45.1724137931</text:p>
          </table:table-cell>
          <table:table-cell table:style-name="ce7" office:value-type="float" office:value="779" calcext:value-type="float">
            <text:p>779</text:p>
          </table:table-cell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769" calcext:value-type="float">
            <text:p>2769</text:p>
          </table:table-cell>
          <table:table-cell table:style-name="ce5" table:formula="of:=(([.B23]+[.C23]-[.D23])/[.C23])*100" office:value-type="float" office:value="45.1724137931035" calcext:value-type="float">
            <text:p>45.1724137931</text:p>
          </table:table-cell>
          <table:table-cell table:style-name="ce7" office:value-type="float" office:value="802" calcext:value-type="float">
            <text:p>802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787" calcext:value-type="float">
            <text:p>2787</text:p>
          </table:table-cell>
          <table:table-cell table:style-name="ce5" table:formula="of:=(([.B24]+[.C24]-[.D24])/[.C24])*100" office:value-type="float" office:value="38.9655172413793" calcext:value-type="float">
            <text:p>38.9655172414</text:p>
          </table:table-cell>
          <table:table-cell table:style-name="ce7" office:value-type="float" office:value="840" calcext:value-type="float">
            <text:p>840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805" calcext:value-type="float">
            <text:p>2805</text:p>
          </table:table-cell>
          <table:table-cell table:style-name="ce5" table:formula="of:=(([.B25]+[.C25]-[.D25])/[.C25])*100" office:value-type="float" office:value="32.7586206896552" calcext:value-type="float">
            <text:p>32.7586206897</text:p>
          </table:table-cell>
          <table:table-cell table:style-name="ce7" office:value-type="float" office:value="975" calcext:value-type="float">
            <text:p>975</text:p>
          </table:table-cell>
          <table:table-cell table:number-columns-repeated="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788" calcext:value-type="float">
            <text:p>2788</text:p>
          </table:table-cell>
          <table:table-cell table:style-name="ce5" table:formula="of:=(([.B26]+[.C26]-[.D26])/[.C26])*100" office:value-type="float" office:value="38.6206896551724" calcext:value-type="float">
            <text:p>38.6206896552</text:p>
          </table:table-cell>
          <table:table-cell table:style-name="ce7" office:value-type="float" office:value="882" calcext:value-type="float">
            <text:p>882</text:p>
          </table:table-cell>
          <table:table-cell table:number-columns-repeated="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781" calcext:value-type="float">
            <text:p>2781</text:p>
          </table:table-cell>
          <table:table-cell table:style-name="ce5" table:formula="of:=(([.B27]+[.C27]-[.D27])/[.C27])*100" office:value-type="float" office:value="41.0344827586207" calcext:value-type="float">
            <text:p>41.0344827586</text:p>
          </table:table-cell>
          <table:table-cell table:style-name="ce7" office:value-type="float" office:value="857" calcext:value-type="float">
            <text:p>857</text:p>
          </table:table-cell>
          <table:table-cell table:number-columns-repeated="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798" calcext:value-type="float">
            <text:p>2798</text:p>
          </table:table-cell>
          <table:table-cell table:style-name="ce5" table:formula="of:=(([.B28]+[.C28]-[.D28])/[.C28])*100" office:value-type="float" office:value="35.1724137931034" calcext:value-type="float">
            <text:p>35.1724137931</text:p>
          </table:table-cell>
          <table:table-cell table:style-name="ce7" office:value-type="float" office:value="942" calcext:value-type="float">
            <text:p>942</text:p>
          </table:table-cell>
          <table:table-cell table:number-columns-repeated="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784" calcext:value-type="float">
            <text:p>2784</text:p>
          </table:table-cell>
          <table:table-cell table:style-name="ce5" table:formula="of:=(([.B29]+[.C29]-[.D29])/[.C29])*100" office:value-type="float" office:value="40" calcext:value-type="float">
            <text:p>40</text:p>
          </table:table-cell>
          <table:table-cell table:style-name="ce7" office:value-type="float" office:value="864" calcext:value-type="float">
            <text:p>864</text:p>
          </table:table-cell>
          <table:table-cell table:number-columns-repeated="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610" calcext:value-type="float">
            <text:p>2610</text:p>
          </table:table-cell>
          <table:table-cell office:value-type="float" office:value="290" calcext:value-type="float">
            <text:p>290</text:p>
          </table:table-cell>
          <table:table-cell office:value-type="float" office:value="2788" calcext:value-type="float">
            <text:p>2788</text:p>
          </table:table-cell>
          <table:table-cell table:style-name="ce5" table:formula="of:=(([.B30]+[.C30]-[.D30])/[.C30])*100" office:value-type="float" office:value="38.6206896551724" calcext:value-type="float">
            <text:p>38.6206896552</text:p>
          </table:table-cell>
          <table:table-cell table:style-name="ce7" office:value-type="float" office:value="874" calcext:value-type="float">
            <text:p>874</text:p>
          </table:table-cell>
          <table:table-cell table:number-columns-repeated="7"/>
        </table:table-row>
        <calcext:conditional-formats>
          <calcext:conditional-format calcext:target-range-address="Sheet1.F7:Sheet1.F16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Sheet1.E7:Sheet1.E16">
            <calcext:data-bar calcext:max-length="100" calcext:negative-color="#0000ff" calcext:positive-color="#ff0000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Sheet1.M7:Sheet1.M16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Sheet1.L7:Sheet1.L16">
            <calcext:data-bar calcext:max-length="100" calcext:negative-color="#0000ff" calcext:positive-color="#ff0000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Sheet1.F21:Sheet1.F30">
            <calcext:data-bar calcext:max-length="100" calcext:negative-color="#ff0000" calcext:positive-color="#0000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Sheet1.E21:Sheet1.E30">
            <calcext:data-bar calcext:max-length="100" calcext:negative-color="#0000ff" calcext:positive-color="#ff0000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3:42:34.789654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9:24:31.203502434</meta:creation-date>
    <dc:date>2017-10-19T17:56:03.970798640</dc:date>
    <meta:editing-duration>PT4H36M19S</meta:editing-duration>
    <meta:editing-cycles>13</meta:editing-cycles>
    <meta:generator>LibreOffice/5.1.6.2$Linux_X86_64 LibreOffice_project/10m0$Build-2</meta:generator>
    <meta:document-statistic meta:table-count="1" meta:cell-count="201" meta:object-count="0"/>
  </office:meta>
</office:document-meta>
</file>